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600000131A0C9D620.png" manifest:media-type=""/>
  <manifest:file-entry manifest:full-path="Pictures/10000000000002B6000007E636740412.png" manifest:media-type=""/>
  <manifest:file-entry manifest:full-path="Pictures/100000000000012C0000012CC1FEC64B.png" manifest:media-type=""/>
  <manifest:file-entry manifest:full-path="Pictures/10000000000002580000013874B7AD5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6.6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7.772cm" svg:height="9.241cm" svg:x="-0.04cm" svg:y="0.159cm">
          <draw:image xlink:href="Pictures/10000000000002580000013874B7AD5F.png" xlink:type="simple" xlink:show="embed" xlink:actuate="onLoad">
            <text:p/>
          </draw:image>
        </draw:frame>
        <draw:frame draw:style-name="gr1" draw:text-style-name="P1" draw:layer="layout" svg:width="8.2cm" svg:height="8.2cm" svg:x="0cm" svg:y="12.8cm">
          <draw:image xlink:href="Pictures/100000000000012C0000012CC1FEC64B.png" xlink:type="simple" xlink:show="embed" xlink:actuate="onLoad">
            <text:p/>
          </draw:image>
        </draw:frame>
        <draw:frame draw:style-name="gr1" draw:text-style-name="P1" draw:layer="layout" svg:width="7.206cm" svg:height="20.999cm" svg:x="19.8cm" svg:y="0.001cm">
          <draw:image xlink:href="Pictures/10000000000002B6000007E636740412.png" xlink:type="simple" xlink:show="embed" xlink:actuate="onLoad">
            <text:p/>
          </draw:image>
        </draw:frame>
        <draw:line draw:style-name="gr2" draw:text-style-name="P1" draw:layer="layout" svg:x1="16.8cm" svg:y1="7.8cm" svg:x2="20.4cm" svg:y2="7.8cm">
          <text:p/>
        </draw:line>
        <draw:frame draw:style-name="gr3" draw:layer="layout" svg:width="1.912cm" svg:height="0.962cm" svg:x="17.632cm" svg:y="7.7cm">
          <draw:text-box>
            <text:p>GND</text:p>
          </draw:text-box>
        </draw:frame>
        <draw:frame draw:style-name="gr4" draw:text-style-name="P2" draw:layer="layout" svg:width="1.2cm" svg:height="1.66cm" svg:x="16.6cm" svg:y="13cm">
          <draw:image xlink:href="Pictures/10000000000001D600000131A0C9D620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layer="layout" svg:width="7.474cm" svg:height="3.18cm" svg:x="2.8cm" svg:y="2cm">
          <draw:text-box>
            <text:p><text:span text:style-name="T1">Simon's Project</text:span></text:p>
            <text:p>- Hardware</text:p>
            <text:p>- Sequence LED random</text:p>
            <text:p/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el </meta:initial-creator>
    <meta:creation-date>2014-02-10T21:43:14.546557177</meta:creation-date>
    <dc:date>2014-02-10T23:02:41.583330457</dc:date>
    <dc:creator>gael </dc:creator>
    <meta:editing-duration>PT48M45S</meta:editing-duration>
    <meta:editing-cycles>1</meta:editing-cycles>
    <meta:document-statistic meta:object-count="32"/>
    <meta:generator>LibreOffice/4.1.3.2$Linux_X86_64 LibreOffice_project/410m0$Build-2</meta:generator>
  </office:meta>
</office:document-meta>
</file>